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9f2a" officeooo:paragraph-rsid="001a9f2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a9f2a" officeooo:paragraph-rsid="001a9f2a" style:font-size-asian="20pt" style:font-weight-asian="bold" style:font-size-complex="20pt" style:font-weight-complex="bold"/>
    </style:style>
    <style:style style:name="T1" style:family="text">
      <style:text-properties fo:font-style="italic" officeooo:rsid="001e3494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GENDA</text:p>
      <text:p text:style-name="P1"/>
      <text:p text:style-name="P2">- OPENING PRAYER</text:p>
      <text:p text:style-name="P2"/>
      <text:p text:style-name="P2">- INTRODUCTION</text:p>
      <text:p text:style-name="P2"/>
      <text:p text:style-name="P2">- REPORTS - <text:span text:style-name="T1">UNDER REPORTS;</text:span></text:p>
      <text:p text:style-name="P2"/>
      <text:p text:style-name="P2">FINANCE</text:p>
      <text:p text:style-name="P2"/>
      <text:p text:style-name="P2">ONGOING PROJECT</text:p>
      <text:p text:style-name="P2"/>
      <text:p text:style-name="P2">PRELIMINARY RESEARCH</text:p>
      <text:p text:style-name="P2"/>
      <text:p text:style-name="P2">GENERALS.</text:p>
      <text:p text:style-name="P2"/>
      <text:p text:style-name="P2">- CLOSING REMARK &amp;</text:p>
      <text:p text:style-name="P2"/>
      <text:p text:style-name="P2">- CLOSING PRAY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06:47:18.356294340</meta:creation-date>
    <dc:date>2021-09-15T06:57:02.411016230</dc:date>
    <meta:editing-duration>PT9M4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24" meta:character-count="147" meta:non-whitespace-character-count="133"/>
  </office:meta>
</office:document-meta>
</file>